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ピボットテーブルの角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ピボットテーブルの値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ピボットテーブルの値" style:data-style-name="N0">
      <style:table-cell-properties fo:border-bottom="none" fo:border-left="0.99pt solid #000000" fo:border-right="none" fo:border-top="none"/>
    </style:style>
    <style:style style:name="ce10" style:family="table-cell" style:parent-style-name="ピボットテーブルの値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ピボットテーブルの結果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13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14" style:family="table-cell" style:parent-style-name="ピボットテーブルの値" style:data-style-name="N0">
      <style:table-cell-properties fo:border-bottom="none" fo:border-left="none" fo:border-right="none" fo:border-top="0.99pt solid #000000"/>
    </style:style>
    <style:style style:name="ce15" style:family="table-cell" style:parent-style-name="ピボットテーブルの値" style:data-style-name="N0"/>
    <style:style style:name="ce16" style:family="table-cell" style:parent-style-name="ピボットテーブルの値" style:data-style-name="N0">
      <style:table-cell-properties fo:border-bottom="0.99pt solid #000000" fo:border-left="none" fo:border-right="none" fo:border-top="none"/>
    </style:style>
    <style:style style:name="ce17" style:family="table-cell" style:parent-style-name="ピボットテーブルの結果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ピボットテーブルの値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ピボットテーブルの値" style:data-style-name="N0">
      <style:table-cell-properties fo:border-bottom="none" fo:border-left="none" fo:border-right="0.99pt solid #000000" fo:border-top="none"/>
    </style:style>
    <style:style style:name="ce20" style:family="table-cell" style:parent-style-name="ピボットテーブルの値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ピボットテーブルの結果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ピボットテーブルのタイトル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ピボットテーブルの結果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ピボットテーブルの結果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ピボットテーブルの結果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arning count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ピボットテーブル_Sheet1_1" table:style-name="ta1">
        <table:shapes>
          <draw:frame draw:z-index="0" draw:style-name="gr1" draw:text-style-name="P1" svg:width="15.997cm" svg:height="9.005cm" svg:x="0.22cm" svg:y="7.198cm">
            <draw:object draw:notify-on-update-of-ranges="ピボットテーブル_Sheet1_1.A4:ピボットテーブル_Sheet1_1.A4 ピボットテーブル_Sheet1_1.B4:ピボットテーブル_Sheet1_1.K4 ピボットテーブル_Sheet1_1.A5:ピボットテーブル_Sheet1_1.A5 ピボットテーブル_Sheet1_1.B5:ピボットテーブル_Sheet1_1.K5 ピボットテーブル_Sheet1_1.A6:ピボットテーブル_Sheet1_1.A6 ピボットテーブル_Sheet1_1.B6:ピボットテーブル_Sheet1_1.K6 ピボットテーブル_Sheet1_1.A7:ピボットテーブル_Sheet1_1.A7 ピボットテーブル_Sheet1_1.B7:ピボットテーブル_Sheet1_1.K7 ピボットテーブル_Sheet1_1.A8:ピボットテーブル_Sheet1_1.A8 ピボットテーブル_Sheet1_1.B8:ピボットテーブル_Sheet1_1.K8 ピボットテーブル_Sheet1_1.A9:ピボットテーブル_Sheet1_1.A9 ピボットテーブル_Sheet1_1.B9:ピボットテーブル_Sheet1_1.K9 ピボットテーブル_Sheet1_1.A10:ピボットテーブル_Sheet1_1.A10 ピボットテーブル_Sheet1_1.B10:ピボットテーブル_Sheet1_1.K10 ピボットテーブル_Sheet1_1.A11:ピボットテーブル_Sheet1_1.A11 ピボットテーブル_Sheet1_1.B11:ピボットテーブル_Sheet1_1.K11 ピボットテーブル_Sheet1_1.A12:ピボットテーブル_Sheet1_1.A12 ピボットテーブル_Sheet1_1.B12:ピボットテーブル_Sheet1_1.K12 ピボットテーブル_Sheet1_1.A13:ピボットテーブル_Sheet1_1.A13 ピボットテーブル_Sheet1_1.B13:ピボットテーブル_Sheet1_1.K13 ピボットテーブル_Sheet1_1.A14:ピボットテーブル_Sheet1_1.A14 ピボットテーブル_Sheet1_1.B14:ピボットテーブル_Sheet1_1.K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3" table:default-cell-style-name="ce9"/>
        <table:table-column table:style-name="co3" table:number-columns-repeated="8" table:default-cell-style-name="ce15"/>
        <table:table-column table:style-name="co3" table:default-cell-style-name="ce19"/>
        <table:table-column table:style-name="co3" table:default-cell-style-name="ce25"/>
        <table:table-row table:style-name="ro1">
          <table:table-cell table:style-name="Default" office:value-type="string" calcext:value-type="string">
            <text:p>フィルター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平均 - learning count</text:p>
          </table:table-cell>
          <table:table-cell table:style-name="ce6" office:value-type="string" calcext:value-type="string">
            <text:p>gamma</text:p>
          </table:table-cell>
          <table:table-cell table:style-name="ce12" table:number-columns-repeated="9"/>
          <table:table-cell table:style-name="ce22"/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95" calcext:value-type="float">
            <text:p>0.95</text:p>
          </table:table-cell>
          <table:table-cell table:style-name="ce23" office:value-type="string" calcext:value-type="string">
            <text:p>合計 結果</text:p>
          </table:table-cell>
        </table:table-row>
        <table:table-row table:style-name="ro1">
          <table:table-cell table:style-name="ce3" office:value-type="float" office:value="0.275" calcext:value-type="float">
            <text:p>0.275</text:p>
          </table:table-cell>
          <table:table-cell table:style-name="ce8" office:value-type="float" office:value="62.2" calcext:value-type="float">
            <text:p>62.2</text:p>
          </table:table-cell>
          <table:table-cell table:style-name="ce14" office:value-type="float" office:value="64.6" calcext:value-type="float">
            <text:p>64.6</text:p>
          </table:table-cell>
          <table:table-cell table:style-name="ce14" office:value-type="float" office:value="68.2" calcext:value-type="float">
            <text:p>68.2</text:p>
          </table:table-cell>
          <table:table-cell table:style-name="ce14" office:value-type="float" office:value="59.4" calcext:value-type="float">
            <text:p>59.4</text:p>
          </table:table-cell>
          <table:table-cell table:style-name="ce14" office:value-type="float" office:value="60.4" calcext:value-type="float">
            <text:p>60.4</text:p>
          </table:table-cell>
          <table:table-cell table:style-name="ce14" office:value-type="float" office:value="45.8" calcext:value-type="float">
            <text:p>45.8</text:p>
          </table:table-cell>
          <table:table-cell table:style-name="ce14" office:value-type="float" office:value="53.4" calcext:value-type="float">
            <text:p>53.4</text:p>
          </table:table-cell>
          <table:table-cell table:style-name="ce14" office:value-type="float" office:value="50.8" calcext:value-type="float">
            <text:p>50.8</text:p>
          </table:table-cell>
          <table:table-cell table:style-name="ce14" office:value-type="float" office:value="68.2" calcext:value-type="float">
            <text:p>68.2</text:p>
          </table:table-cell>
          <table:table-cell table:style-name="ce18" office:value-type="float" office:value="100" calcext:value-type="float">
            <text:p>100</text:p>
          </table:table-cell>
          <table:table-cell table:style-name="ce24"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.2" calcext:value-type="float">
            <text:p>67.2</text:p>
          </table:table-cell>
          <table:table-cell office:value-type="float" office:value="65" calcext:value-type="float">
            <text:p>65</text:p>
          </table:table-cell>
          <table:table-cell office:value-type="float" office:value="66.8" calcext:value-type="float">
            <text:p>66.8</text:p>
          </table:table-cell>
          <table:table-cell office:value-type="float" office:value="47.8" calcext:value-type="float">
            <text:p>47.8</text:p>
          </table:table-cell>
          <table:table-cell office:value-type="float" office:value="53.2" calcext:value-type="float">
            <text:p>53.2</text:p>
          </table:table-cell>
          <table:table-cell office:value-type="float" office:value="60.8" calcext:value-type="float">
            <text:p>60.8</text:p>
          </table:table-cell>
          <table:table-cell office:value-type="float" office:value="52.6" calcext:value-type="float">
            <text:p>52.6</text:p>
          </table:table-cell>
          <table:table-cell office:value-type="float" office:value="46.8" calcext:value-type="float">
            <text:p>46.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2.6" calcext:value-type="float">
            <text:p>72.6</text:p>
          </table:table-cell>
          <table:table-cell office:value-type="float" office:value="52.8" calcext:value-type="float">
            <text:p>52.8</text:p>
          </table:table-cell>
          <table:table-cell office:value-type="float" office:value="53.4" calcext:value-type="float">
            <text:p>53.4</text:p>
          </table:table-cell>
          <table:table-cell office:value-type="float" office:value="61" calcext:value-type="float">
            <text:p>61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47.4" calcext:value-type="float">
            <text:p>47.4</text:p>
          </table:table-cell>
          <table:table-cell office:value-type="float" office:value="64.8" calcext:value-type="float">
            <text:p>64.8</text:p>
          </table:table-cell>
          <table:table-cell office:value-type="float" office:value="65.4" calcext:value-type="float">
            <text:p>65.4</text:p>
          </table:table-cell>
          <table:table-cell office:value-type="float" office:value="100" calcext:value-type="float">
            <text:p>100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7.8" calcext:value-type="float">
            <text:p>57.8</text:p>
          </table:table-cell>
          <table:table-cell office:value-type="float" office:value="51.8" calcext:value-type="float">
            <text:p>51.8</text:p>
          </table:table-cell>
          <table:table-cell office:value-type="float" office:value="58" calcext:value-type="float">
            <text:p>58</text:p>
          </table:table-cell>
          <table:table-cell office:value-type="float" office:value="43.6" calcext:value-type="float">
            <text:p>43.6</text:p>
          </table:table-cell>
          <table:table-cell office:value-type="float" office:value="49" calcext:value-type="float">
            <text:p>49</text:p>
          </table:table-cell>
          <table:table-cell office:value-type="float" office:value="43.6" calcext:value-type="float">
            <text:p>43.6</text:p>
          </table:table-cell>
          <table:table-cell office:value-type="float" office:value="48.4" calcext:value-type="float">
            <text:p>48.4</text:p>
          </table:table-cell>
          <table:table-cell office:value-type="float" office:value="57.8" calcext:value-type="float">
            <text:p>57.8</text:p>
          </table:table-cell>
          <table:table-cell office:value-type="float" office:value="65.8" calcext:value-type="float">
            <text:p>65.8</text:p>
          </table:table-cell>
          <table:table-cell office:value-type="float" office:value="100" calcext:value-type="float">
            <text:p>100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51.6" calcext:value-type="float">
            <text:p>51.6</text:p>
          </table:table-cell>
          <table:table-cell office:value-type="float" office:value="47.8" calcext:value-type="float">
            <text:p>47.8</text:p>
          </table:table-cell>
          <table:table-cell office:value-type="float" office:value="49.2" calcext:value-type="float">
            <text:p>49.2</text:p>
          </table:table-cell>
          <table:table-cell office:value-type="float" office:value="40.4" calcext:value-type="float">
            <text:p>40.4</text:p>
          </table:table-cell>
          <table:table-cell office:value-type="float" office:value="42.2" calcext:value-type="float">
            <text:p>42.2</text:p>
          </table:table-cell>
          <table:table-cell office:value-type="float" office:value="53" calcext:value-type="float">
            <text:p>53</text:p>
          </table:table-cell>
          <table:table-cell office:value-type="float" office:value="59.6" calcext:value-type="float">
            <text:p>59.6</text:p>
          </table:table-cell>
          <table:table-cell office:value-type="float" office:value="58.8" calcext:value-type="float">
            <text:p>58.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6" calcext:value-type="float">
            <text:p>46</text:p>
          </table:table-cell>
          <table:table-cell office:value-type="float" office:value="38.8" calcext:value-type="float">
            <text:p>38.8</text:p>
          </table:table-cell>
          <table:table-cell office:value-type="float" office:value="61.2" calcext:value-type="float">
            <text:p>61.2</text:p>
          </table:table-cell>
          <table:table-cell office:value-type="float" office:value="43.8" calcext:value-type="float">
            <text:p>43.8</text:p>
          </table:table-cell>
          <table:table-cell office:value-type="float" office:value="43" calcext:value-type="float">
            <text:p>43</text:p>
          </table:table-cell>
          <table:table-cell office:value-type="float" office:value="45.6" calcext:value-type="float">
            <text:p>45.6</text:p>
          </table:table-cell>
          <table:table-cell office:value-type="float" office:value="40.4" calcext:value-type="float">
            <text:p>40.4</text:p>
          </table:table-cell>
          <table:table-cell office:value-type="float" office:value="63" calcext:value-type="float">
            <text:p>63</text:p>
          </table:table-cell>
          <table:table-cell office:value-type="float" office:value="71.2" calcext:value-type="float">
            <text:p>71.2</text:p>
          </table:table-cell>
          <table:table-cell office:value-type="float" office:value="97.6" calcext:value-type="float">
            <text:p>97.6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45.2" calcext:value-type="float">
            <text:p>45.2</text:p>
          </table:table-cell>
          <table:table-cell office:value-type="float" office:value="41.8" calcext:value-type="float">
            <text:p>41.8</text:p>
          </table:table-cell>
          <table:table-cell office:value-type="float" office:value="41.2" calcext:value-type="float">
            <text:p>41.2</text:p>
          </table:table-cell>
          <table:table-cell office:value-type="float" office:value="54.6" calcext:value-type="float">
            <text:p>54.6</text:p>
          </table:table-cell>
          <table:table-cell office:value-type="float" office:value="51.4" calcext:value-type="float">
            <text:p>51.4</text:p>
          </table:table-cell>
          <table:table-cell office:value-type="float" office:value="39.6" calcext:value-type="float">
            <text:p>39.6</text:p>
          </table:table-cell>
          <table:table-cell office:value-type="float" office:value="43" calcext:value-type="float">
            <text:p>43</text:p>
          </table:table-cell>
          <table:table-cell office:value-type="float" office:value="49.4" calcext:value-type="float">
            <text:p>49.4</text:p>
          </table:table-cell>
          <table:table-cell office:value-type="float" office:value="84.6" calcext:value-type="float">
            <text:p>84.6</text:p>
          </table:table-cell>
          <table:table-cell office:value-type="float" office:value="100" calcext:value-type="float">
            <text:p>100</text:p>
          </table:table-cell>
          <table:table-cell office:value-type="float" office:value="55.08" calcext:value-type="float">
            <text:p>55.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6.6" calcext:value-type="float">
            <text:p>36.6</text:p>
          </table:table-cell>
          <table:table-cell office:value-type="float" office:value="46.6" calcext:value-type="float">
            <text:p>46.6</text:p>
          </table:table-cell>
          <table:table-cell office:value-type="float" office:value="33.4" calcext:value-type="float">
            <text:p>33.4</text:p>
          </table:table-cell>
          <table:table-cell office:value-type="float" office:value="41.4" calcext:value-type="float">
            <text:p>41.4</text:p>
          </table:table-cell>
          <table:table-cell office:value-type="float" office:value="37.4" calcext:value-type="float">
            <text:p>37.4</text:p>
          </table:table-cell>
          <table:table-cell office:value-type="float" office:value="38.8" calcext:value-type="float">
            <text:p>38.8</text:p>
          </table:table-cell>
          <table:table-cell office:value-type="float" office:value="43" calcext:value-type="float">
            <text:p>43</text:p>
          </table:table-cell>
          <table:table-cell office:value-type="float" office:value="59.4" calcext:value-type="float">
            <text:p>59.4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7.2" calcext:value-type="float">
            <text:p>37.2</text:p>
          </table:table-cell>
          <table:table-cell office:value-type="float" office:value="54.2" calcext:value-type="float">
            <text:p>54.2</text:p>
          </table:table-cell>
          <table:table-cell office:value-type="float" office:value="34.8" calcext:value-type="float">
            <text:p>34.8</text:p>
          </table:table-cell>
          <table:table-cell office:value-type="float" office:value="46.6" calcext:value-type="float">
            <text:p>46.6</text:p>
          </table:table-cell>
          <table:table-cell office:value-type="float" office:value="48.2" calcext:value-type="float">
            <text:p>48.2</text:p>
          </table:table-cell>
          <table:table-cell office:value-type="float" office:value="39.4" calcext:value-type="float">
            <text:p>39.4</text:p>
          </table:table-cell>
          <table:table-cell office:value-type="float" office:value="54.4" calcext:value-type="float">
            <text:p>54.4</text:p>
          </table:table-cell>
          <table:table-cell office:value-type="float" office:value="62" calcext:value-type="float">
            <text:p>62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0" office:value-type="float" office:value="36.4" calcext:value-type="float">
            <text:p>36.4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2.4" calcext:value-type="float">
            <text:p>42.4</text:p>
          </table:table-cell>
          <table:table-cell table:style-name="ce16" office:value-type="float" office:value="43.4" calcext:value-type="float">
            <text:p>43.4</text:p>
          </table:table-cell>
          <table:table-cell table:style-name="ce16" office:value-type="float" office:value="42.4" calcext:value-type="float">
            <text:p>42.4</text:p>
          </table:table-cell>
          <table:table-cell table:style-name="ce16" office:value-type="float" office:value="52.4" calcext:value-type="float">
            <text:p>52.4</text:p>
          </table:table-cell>
          <table:table-cell table:style-name="ce16" office:value-type="float" office:value="49.6" calcext:value-type="float">
            <text:p>49.6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5.6" calcext:value-type="float">
            <text:p>75.6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office:value-type="float" office:value="56.92" calcext:value-type="float">
            <text:p>56.92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51.28" calcext:value-type="float">
            <text:p>51.28</text:p>
          </table:table-cell>
          <table:table-cell table:style-name="ce17" office:value-type="float" office:value="52.24" calcext:value-type="float">
            <text:p>52.24</text:p>
          </table:table-cell>
          <table:table-cell table:style-name="ce17" office:value-type="float" office:value="50.86" calcext:value-type="float">
            <text:p>50.86</text:p>
          </table:table-cell>
          <table:table-cell table:style-name="ce17" office:value-type="float" office:value="48.2" calcext:value-type="float">
            <text:p>48.2</text:p>
          </table:table-cell>
          <table:table-cell table:style-name="ce17" office:value-type="float" office:value="46.98" calcext:value-type="float">
            <text:p>46.98</text:p>
          </table:table-cell>
          <table:table-cell table:style-name="ce17" office:value-type="float" office:value="45.94" calcext:value-type="float">
            <text:p>45.94</text:p>
          </table:table-cell>
          <table:table-cell table:style-name="ce17" office:value-type="float" office:value="49.18" calcext:value-type="float">
            <text:p>49.18</text:p>
          </table:table-cell>
          <table:table-cell table:style-name="ce17" office:value-type="float" office:value="58.08" calcext:value-type="float">
            <text:p>58.08</text:p>
          </table:table-cell>
          <table:table-cell table:style-name="ce17" office:value-type="float" office:value="73.8" calcext:value-type="float">
            <text:p>73.8</text:p>
          </table:table-cell>
          <table:table-cell table:style-name="ce21" office:value-type="float" office:value="99.76" calcext:value-type="float">
            <text:p>99.76</text:p>
          </table:table-cell>
          <table:table-cell table:style-name="ce27" office:value-type="float" office:value="57.632" calcext:value-type="float">
            <text:p>57.632</text:p>
          </table:table-cell>
        </table:table-row>
        <calcext:conditional-formats>
          <calcext:conditional-format calcext:target-range-address="ピボットテーブル_Sheet1_1.B5:ピボットテーブル_Sheet1_1.K1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ピボットテーブル_Sheet1_1.A1:ピボットテーブル_Sheet1_1.L15" table:buttons="ピボットテーブル_Sheet1_1.A1 ピボットテーブル_Sheet1_1.A4 ピボットテーブル_Sheet1_1.B3">
          <table:source-cell-range table:cell-range-address="Sheet1.A1:Sheet1.D101"/>
          <table:data-pilot-field table:source-field-name="gamma" table:orientation="column" table:used-hierarchy="0" table:function="auto">
            <table:data-pilot-level table:show-empty="false">
              <table:data-pilot-members>
                <table:data-pilot-member table:name="0.5" table:display="true" table:show-details="true"/>
                <table:data-pilot-member table:name="0.55" table:display="true" table:show-details="true"/>
                <table:data-pilot-member table:name="0.6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5" table:display="true" table:show-details="true"/>
                <table:data-pilot-member table:name="0.9" table:display="true" table:show-details="true"/>
                <table:data-pilot-member table:name="0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silon" table:orientation="row" table:used-hierarchy="0" table:function="auto">
            <table:data-pilot-level table:show-empty="false">
              <table:data-pilot-members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arning count" table:orientation="data" table:used-hierarchy="0" table:function="average">
            <table:data-pilot-level table:show-empty="false">
              <table:data-pilot-members>
                <table:data-pilot-member table:name="33.4" table:display="true" table:show-details="true"/>
                <table:data-pilot-member table:name="34.8" table:display="true" table:show-details="true"/>
                <table:data-pilot-member table:name="36.4" table:display="true" table:show-details="true"/>
                <table:data-pilot-member table:name="36.6" table:display="true" table:show-details="true"/>
                <table:data-pilot-member table:name="37.2" table:display="true" table:show-details="true"/>
                <table:data-pilot-member table:name="37.4" table:display="true" table:show-details="true"/>
                <table:data-pilot-member table:name="38.8" table:display="true" table:show-details="true"/>
                <table:data-pilot-member table:name="39.4" table:display="true" table:show-details="true"/>
                <table:data-pilot-member table:name="39.6" table:display="true" table:show-details="true"/>
                <table:data-pilot-member table:name="40.4" table:display="true" table:show-details="true"/>
                <table:data-pilot-member table:name="41.2" table:display="true" table:show-details="true"/>
                <table:data-pilot-member table:name="41.4" table:display="true" table:show-details="true"/>
                <table:data-pilot-member table:name="41.8" table:display="true" table:show-details="true"/>
                <table:data-pilot-member table:name="42.2" table:display="true" table:show-details="true"/>
                <table:data-pilot-member table:name="42.4" table:display="true" table:show-details="true"/>
                <table:data-pilot-member table:name="42.6" table:display="true" table:show-details="true"/>
                <table:data-pilot-member table:name="43" table:display="true" table:show-details="true"/>
                <table:data-pilot-member table:name="43.4" table:display="true" table:show-details="true"/>
                <table:data-pilot-member table:name="43.6" table:display="true" table:show-details="true"/>
                <table:data-pilot-member table:name="43.8" table:display="true" table:show-details="true"/>
                <table:data-pilot-member table:name="45.2" table:display="true" table:show-details="true"/>
                <table:data-pilot-member table:name="45.6" table:display="true" table:show-details="true"/>
                <table:data-pilot-member table:name="45.8" table:display="true" table:show-details="true"/>
                <table:data-pilot-member table:name="46" table:display="true" table:show-details="true"/>
                <table:data-pilot-member table:name="46.6" table:display="true" table:show-details="true"/>
                <table:data-pilot-member table:name="46.8" table:display="true" table:show-details="true"/>
                <table:data-pilot-member table:name="47.4" table:display="true" table:show-details="true"/>
                <table:data-pilot-member table:name="47.8" table:display="true" table:show-details="true"/>
                <table:data-pilot-member table:name="48.2" table:display="true" table:show-details="true"/>
                <table:data-pilot-member table:name="48.4" table:display="true" table:show-details="true"/>
                <table:data-pilot-member table:name="49" table:display="true" table:show-details="true"/>
                <table:data-pilot-member table:name="49.2" table:display="true" table:show-details="true"/>
                <table:data-pilot-member table:name="49.4" table:display="true" table:show-details="true"/>
                <table:data-pilot-member table:name="49.6" table:display="true" table:show-details="true"/>
                <table:data-pilot-member table:name="50.8" table:display="true" table:show-details="true"/>
                <table:data-pilot-member table:name="51.4" table:display="true" table:show-details="true"/>
                <table:data-pilot-member table:name="51.6" table:display="true" table:show-details="true"/>
                <table:data-pilot-member table:name="51.8" table:display="true" table:show-details="true"/>
                <table:data-pilot-member table:name="52.4" table:display="true" table:show-details="true"/>
                <table:data-pilot-member table:name="52.6" table:display="true" table:show-details="true"/>
                <table:data-pilot-member table:name="52.8" table:display="true" table:show-details="true"/>
                <table:data-pilot-member table:name="53" table:display="true" table:show-details="true"/>
                <table:data-pilot-member table:name="53.2" table:display="true" table:show-details="true"/>
                <table:data-pilot-member table:name="53.4" table:display="true" table:show-details="true"/>
                <table:data-pilot-member table:name="54.2" table:display="true" table:show-details="true"/>
                <table:data-pilot-member table:name="54.4" table:display="true" table:show-details="true"/>
                <table:data-pilot-member table:name="54.6" table:display="true" table:show-details="true"/>
                <table:data-pilot-member table:name="57.8" table:display="true" table:show-details="true"/>
                <table:data-pilot-member table:name="58" table:display="true" table:show-details="true"/>
                <table:data-pilot-member table:name="58.8" table:display="true" table:show-details="true"/>
                <table:data-pilot-member table:name="59" table:display="true" table:show-details="true"/>
                <table:data-pilot-member table:name="59.4" table:display="true" table:show-details="true"/>
                <table:data-pilot-member table:name="59.6" table:display="true" table:show-details="true"/>
                <table:data-pilot-member table:name="60.4" table:display="true" table:show-details="true"/>
                <table:data-pilot-member table:name="60.8" table:display="true" table:show-details="true"/>
                <table:data-pilot-member table:name="61" table:display="true" table:show-details="true"/>
                <table:data-pilot-member table:name="61.2" table:display="true" table:show-details="true"/>
                <table:data-pilot-member table:name="62" table:display="true" table:show-details="true"/>
                <table:data-pilot-member table:name="62.2" table:display="true" table:show-details="true"/>
                <table:data-pilot-member table:name="63" table:display="true" table:show-details="true"/>
                <table:data-pilot-member table:name="64.6" table:display="true" table:show-details="true"/>
                <table:data-pilot-member table:name="64.8" table:display="true" table:show-details="true"/>
                <table:data-pilot-member table:name="65" table:display="true" table:show-details="true"/>
                <table:data-pilot-member table:name="65.4" table:display="true" table:show-details="true"/>
                <table:data-pilot-member table:name="65.8" table:display="true" table:show-details="true"/>
                <table:data-pilot-member table:name="66.8" table:display="true" table:show-details="true"/>
                <table:data-pilot-member table:name="67.2" table:display="true" table:show-details="true"/>
                <table:data-pilot-member table:name="68" table:display="true" table:show-details="true"/>
                <table:data-pilot-member table:name="68.2" table:display="true" table:show-details="true"/>
                <table:data-pilot-member table:name="68.6" table:display="true" table:show-details="true"/>
                <table:data-pilot-member table:name="71.2" table:display="true" table:show-details="true"/>
                <table:data-pilot-member table:name="72.6" table:display="true" table:show-details="true"/>
                <table:data-pilot-member table:name="73" table:display="true" table:show-details="true"/>
                <table:data-pilot-member table:name="75.6" table:display="true" table:show-details="true"/>
                <table:data-pilot-member table:name="80.6" table:display="true" table:show-details="true"/>
                <table:data-pilot-member table:name="84.6" table:display="true" table:show-details="true"/>
                <table:data-pilot-member table:name="85" table:display="true" table:show-details="true"/>
                <table:data-pilot-member table:name="97.6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01:53:22.18628325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807cm" svg:y="1.963cm" style:legend-expansion="high" chart:style-name="ch2"/>
        <chart:plot-area chart:style-name="ch3" table:cell-range-address="ピボットテーブル_Sheet1_1.A4:ピボットテーブル_Sheet1_1.K14" chart:data-source-has-labels="both" svg:x="0.319cm" svg:y="0.18cm" svg:width="13.169cm" svg:height="8.646cm">
          <chartooo:coordinate-region svg:x="1.126cm" svg:y="0.379cm" svg:width="12.03cm" svg:height="7.8cm"/>
          <chart:axis chart:dimension="x" chart:name="primary-x" chart:style-name="ch4" chartooo:axis-type="auto">
            <chartooo:date-scale/>
            <chart:categories table:cell-range-address="ピボットテーブル_Sheet1_1.B4:ピボットテーブル_Sheet1_1.K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ピボットテーブル_Sheet1_1.B5:ピボットテーブル_Sheet1_1.K5" chart:label-cell-address="ピボットテーブル_Sheet1_1.A5:ピボットテーブル_Sheet1_1.A5" chart:class="chart:line">
            <chart:data-point chart:repeated="10"/>
          </chart:series>
          <chart:series chart:style-name="ch7" chart:values-cell-range-address="ピボットテーブル_Sheet1_1.B6:ピボットテーブル_Sheet1_1.K6" chart:label-cell-address="ピボットテーブル_Sheet1_1.A6:ピボットテーブル_Sheet1_1.A6" chart:class="chart:line">
            <chart:data-point chart:repeated="10"/>
          </chart:series>
          <chart:series chart:style-name="ch8" chart:values-cell-range-address="ピボットテーブル_Sheet1_1.B7:ピボットテーブル_Sheet1_1.K7" chart:label-cell-address="ピボットテーブル_Sheet1_1.A7:ピボットテーブル_Sheet1_1.A7" chart:class="chart:line">
            <chart:data-point chart:repeated="10"/>
          </chart:series>
          <chart:series chart:style-name="ch9" chart:values-cell-range-address="ピボットテーブル_Sheet1_1.B8:ピボットテーブル_Sheet1_1.K8" chart:label-cell-address="ピボットテーブル_Sheet1_1.A8:ピボットテーブル_Sheet1_1.A8" chart:class="chart:line">
            <chart:data-point chart:repeated="10"/>
          </chart:series>
          <chart:series chart:style-name="ch10" chart:values-cell-range-address="ピボットテーブル_Sheet1_1.B9:ピボットテーブル_Sheet1_1.K9" chart:label-cell-address="ピボットテーブル_Sheet1_1.A9:ピボットテーブル_Sheet1_1.A9" chart:class="chart:line">
            <chart:data-point chart:repeated="10"/>
          </chart:series>
          <chart:series chart:style-name="ch11" chart:values-cell-range-address="ピボットテーブル_Sheet1_1.B10:ピボットテーブル_Sheet1_1.K10" chart:label-cell-address="ピボットテーブル_Sheet1_1.A10:ピボットテーブル_Sheet1_1.A10" chart:class="chart:line">
            <chart:data-point chart:repeated="10"/>
          </chart:series>
          <chart:series chart:style-name="ch12" chart:values-cell-range-address="ピボットテーブル_Sheet1_1.B11:ピボットテーブル_Sheet1_1.K11" chart:label-cell-address="ピボットテーブル_Sheet1_1.A11:ピボットテーブル_Sheet1_1.A11" chart:class="chart:line">
            <chart:data-point chart:repeated="10"/>
          </chart:series>
          <chart:series chart:style-name="ch13" chart:values-cell-range-address="ピボットテーブル_Sheet1_1.B12:ピボットテーブル_Sheet1_1.K12" chart:label-cell-address="ピボットテーブル_Sheet1_1.A12:ピボットテーブル_Sheet1_1.A12" chart:class="chart:line">
            <chart:data-point chart:repeated="10"/>
          </chart:series>
          <chart:series chart:style-name="ch14" chart:values-cell-range-address="ピボットテーブル_Sheet1_1.B13:ピボットテーブル_Sheet1_1.K13" chart:label-cell-address="ピボットテーブル_Sheet1_1.A13:ピボットテーブル_Sheet1_1.A13" chart:class="chart:line">
            <chart:data-point chart:repeated="10"/>
          </chart:series>
          <chart:series chart:style-name="ch15" chart:values-cell-range-address="ピボットテーブル_Sheet1_1.B14:ピボットテーブル_Sheet1_1.K14" chart:label-cell-address="ピボットテーブル_Sheet1_1.A14:ピボットテーブル_Sheet1_1.A14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ピボットテーブル_Sheet1_1.B4:ピボットテーブル_Sheet1_1.K4</svg:desc>
                </draw:g>
              </table:table-cell>
              <table:table-cell office:value-type="float" office:value="0.5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65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85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0.95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0.275</text:p>
                <draw:g>
                  <svg:desc>ピボットテーブル_Sheet1_1.A5:ピボットテーブル_Sheet1_1.A5</svg:desc>
                </draw:g>
              </table:table-cell>
              <table:table-cell office:value-type="float" office:value="62.2">
                <text:p>62.2</text:p>
                <draw:g>
                  <svg:desc>ピボットテーブル_Sheet1_1.B5:ピボットテーブル_Sheet1_1.K5</svg:desc>
                </draw:g>
              </table:table-cell>
              <table:table-cell office:value-type="float" office:value="64.6">
                <text:p>64.6</text:p>
              </table:table-cell>
              <table:table-cell office:value-type="float" office:value="68.2">
                <text:p>68.2</text:p>
              </table:table-cell>
              <table:table-cell office:value-type="float" office:value="59.4">
                <text:p>59.4</text:p>
              </table:table-cell>
              <table:table-cell office:value-type="float" office:value="60.4">
                <text:p>60.4</text:p>
              </table:table-cell>
              <table:table-cell office:value-type="float" office:value="45.8">
                <text:p>45.8</text:p>
              </table:table-cell>
              <table:table-cell office:value-type="float" office:value="53.4">
                <text:p>53.4</text:p>
              </table:table-cell>
              <table:table-cell office:value-type="float" office:value="50.8">
                <text:p>50.8</text:p>
              </table:table-cell>
              <table:table-cell office:value-type="float" office:value="68.2">
                <text:p>6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3</text:p>
                <draw:g>
                  <svg:desc>ピボットテーブル_Sheet1_1.A6:ピボットテーブル_Sheet1_1.A6</svg:desc>
                </draw:g>
              </table:table-cell>
              <table:table-cell office:value-type="float" office:value="67.2">
                <text:p>67.2</text:p>
                <draw:g>
                  <svg:desc>ピボットテーブル_Sheet1_1.B6:ピボットテーブル_Sheet1_1.K6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6.8">
                <text:p>66.8</text:p>
              </table:table-cell>
              <table:table-cell office:value-type="float" office:value="47.8">
                <text:p>47.8</text:p>
              </table:table-cell>
              <table:table-cell office:value-type="float" office:value="53.2">
                <text:p>53.2</text:p>
              </table:table-cell>
              <table:table-cell office:value-type="float" office:value="60.8">
                <text:p>60.8</text:p>
              </table:table-cell>
              <table:table-cell office:value-type="float" office:value="52.6">
                <text:p>52.6</text:p>
              </table:table-cell>
              <table:table-cell office:value-type="float" office:value="46.8">
                <text:p>46.8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325</text:p>
                <draw:g>
                  <svg:desc>ピボットテーブル_Sheet1_1.A7:ピボットテーブル_Sheet1_1.A7</svg:desc>
                </draw:g>
              </table:table-cell>
              <table:table-cell office:value-type="float" office:value="72.6">
                <text:p>72.6</text:p>
                <draw:g>
                  <svg:desc>ピボットテーブル_Sheet1_1.B7:ピボットテーブル_Sheet1_1.K7</svg:desc>
                </draw:g>
              </table:table-cell>
              <table:table-cell office:value-type="float" office:value="52.8">
                <text:p>52.8</text:p>
              </table:table-cell>
              <table:table-cell office:value-type="float" office:value="53.4">
                <text:p>53.4</text:p>
              </table:table-cell>
              <table:table-cell office:value-type="float" office:value="61">
                <text:p>61</text:p>
              </table:table-cell>
              <table:table-cell office:value-type="float" office:value="42.6">
                <text:p>42.6</text:p>
              </table:table-cell>
              <table:table-cell office:value-type="float" office:value="40.4">
                <text:p>40.4</text:p>
              </table:table-cell>
              <table:table-cell office:value-type="float" office:value="47.4">
                <text:p>47.4</text:p>
              </table:table-cell>
              <table:table-cell office:value-type="float" office:value="64.8">
                <text:p>64.8</text:p>
              </table:table-cell>
              <table:table-cell office:value-type="float" office:value="65.4">
                <text:p>65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35</text:p>
                <draw:g>
                  <svg:desc>ピボットテーブル_Sheet1_1.A8:ピボットテーブル_Sheet1_1.A8</svg:desc>
                </draw:g>
              </table:table-cell>
              <table:table-cell office:value-type="float" office:value="57.8">
                <text:p>57.8</text:p>
                <draw:g>
                  <svg:desc>ピボットテーブル_Sheet1_1.B8:ピボットテーブル_Sheet1_1.K8</svg:desc>
                </draw:g>
              </table:table-cell>
              <table:table-cell office:value-type="float" office:value="51.8">
                <text:p>51.8</text:p>
              </table:table-cell>
              <table:table-cell office:value-type="float" office:value="58">
                <text:p>58</text:p>
              </table:table-cell>
              <table:table-cell office:value-type="float" office:value="43.6">
                <text:p>43.6</text:p>
              </table:table-cell>
              <table:table-cell office:value-type="float" office:value="49">
                <text:p>49</text:p>
              </table:table-cell>
              <table:table-cell office:value-type="float" office:value="43.6">
                <text:p>43.6</text:p>
              </table:table-cell>
              <table:table-cell office:value-type="float" office:value="48.4">
                <text:p>48.4</text:p>
              </table:table-cell>
              <table:table-cell office:value-type="float" office:value="57.8">
                <text:p>57.8</text:p>
              </table:table-cell>
              <table:table-cell office:value-type="float" office:value="65.8">
                <text:p>65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375</text:p>
                <draw:g>
                  <svg:desc>ピボットテーブル_Sheet1_1.A9:ピボットテーブル_Sheet1_1.A9</svg:desc>
                </draw:g>
              </table:table-cell>
              <table:table-cell office:value-type="float" office:value="51.6">
                <text:p>51.6</text:p>
                <draw:g>
                  <svg:desc>ピボットテーブル_Sheet1_1.B9:ピボットテーブル_Sheet1_1.K9</svg:desc>
                </draw:g>
              </table:table-cell>
              <table:table-cell office:value-type="float" office:value="47.8">
                <text:p>47.8</text:p>
              </table:table-cell>
              <table:table-cell office:value-type="float" office:value="49.2">
                <text:p>49.2</text:p>
              </table:table-cell>
              <table:table-cell office:value-type="float" office:value="40.4">
                <text:p>40.4</text:p>
              </table:table-cell>
              <table:table-cell office:value-type="float" office:value="42.2">
                <text:p>42.2</text:p>
              </table:table-cell>
              <table:table-cell office:value-type="float" office:value="53">
                <text:p>53</text:p>
              </table:table-cell>
              <table:table-cell office:value-type="float" office:value="59.6">
                <text:p>59.6</text:p>
              </table:table-cell>
              <table:table-cell office:value-type="float" office:value="58.8">
                <text:p>58.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4</text:p>
                <draw:g>
                  <svg:desc>ピボットテーブル_Sheet1_1.A10:ピボットテーブル_Sheet1_1.A10</svg:desc>
                </draw:g>
              </table:table-cell>
              <table:table-cell office:value-type="float" office:value="46">
                <text:p>46</text:p>
                <draw:g>
                  <svg:desc>ピボットテーブル_Sheet1_1.B10:ピボットテーブル_Sheet1_1.K10</svg:desc>
                </draw:g>
              </table:table-cell>
              <table:table-cell office:value-type="float" office:value="38.8">
                <text:p>38.8</text:p>
              </table:table-cell>
              <table:table-cell office:value-type="float" office:value="61.2">
                <text:p>61.2</text:p>
              </table:table-cell>
              <table:table-cell office:value-type="float" office:value="43.8">
                <text:p>43.8</text:p>
              </table:table-cell>
              <table:table-cell office:value-type="float" office:value="43">
                <text:p>43</text:p>
              </table:table-cell>
              <table:table-cell office:value-type="float" office:value="45.6">
                <text:p>45.6</text:p>
              </table:table-cell>
              <table:table-cell office:value-type="float" office:value="40.4">
                <text:p>40.4</text:p>
              </table:table-cell>
              <table:table-cell office:value-type="float" office:value="63">
                <text:p>63</text:p>
              </table:table-cell>
              <table:table-cell office:value-type="float" office:value="71.2">
                <text:p>71.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0.425</text:p>
                <draw:g>
                  <svg:desc>ピボットテーブル_Sheet1_1.A11:ピボットテーブル_Sheet1_1.A11</svg:desc>
                </draw:g>
              </table:table-cell>
              <table:table-cell office:value-type="float" office:value="45.2">
                <text:p>45.2</text:p>
                <draw:g>
                  <svg:desc>ピボットテーブル_Sheet1_1.B11:ピボットテーブル_Sheet1_1.K11</svg:desc>
                </draw:g>
              </table:table-cell>
              <table:table-cell office:value-type="float" office:value="41.8">
                <text:p>41.8</text:p>
              </table:table-cell>
              <table:table-cell office:value-type="float" office:value="41.2">
                <text:p>41.2</text:p>
              </table:table-cell>
              <table:table-cell office:value-type="float" office:value="54.6">
                <text:p>54.6</text:p>
              </table:table-cell>
              <table:table-cell office:value-type="float" office:value="51.4">
                <text:p>51.4</text:p>
              </table:table-cell>
              <table:table-cell office:value-type="float" office:value="39.6">
                <text:p>39.6</text:p>
              </table:table-cell>
              <table:table-cell office:value-type="float" office:value="43">
                <text:p>43</text:p>
              </table:table-cell>
              <table:table-cell office:value-type="float" office:value="49.4">
                <text:p>49.4</text:p>
              </table:table-cell>
              <table:table-cell office:value-type="float" office:value="84.6">
                <text:p>84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45</text:p>
                <draw:g>
                  <svg:desc>ピボットテーブル_Sheet1_1.A12:ピボットテーブル_Sheet1_1.A12</svg:desc>
                </draw:g>
              </table:table-cell>
              <table:table-cell office:value-type="float" office:value="36.6">
                <text:p>36.6</text:p>
                <draw:g>
                  <svg:desc>ピボットテーブル_Sheet1_1.B12:ピボットテーブル_Sheet1_1.K12</svg:desc>
                </draw:g>
              </table:table-cell>
              <table:table-cell office:value-type="float" office:value="46.6">
                <text:p>46.6</text:p>
              </table:table-cell>
              <table:table-cell office:value-type="float" office:value="33.4">
                <text:p>33.4</text:p>
              </table:table-cell>
              <table:table-cell office:value-type="float" office:value="41.4">
                <text:p>41.4</text:p>
              </table:table-cell>
              <table:table-cell office:value-type="float" office:value="37.4">
                <text:p>37.4</text:p>
              </table:table-cell>
              <table:table-cell office:value-type="float" office:value="38.8">
                <text:p>38.8</text:p>
              </table:table-cell>
              <table:table-cell office:value-type="float" office:value="43">
                <text:p>43</text:p>
              </table:table-cell>
              <table:table-cell office:value-type="float" office:value="59.4">
                <text:p>59.4</text:p>
              </table:table-cell>
              <table:table-cell office:value-type="float" office:value="68.6">
                <text:p>68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475</text:p>
                <draw:g>
                  <svg:desc>ピボットテーブル_Sheet1_1.A13:ピボットテーブル_Sheet1_1.A13</svg:desc>
                </draw:g>
              </table:table-cell>
              <table:table-cell office:value-type="float" office:value="37.2">
                <text:p>37.2</text:p>
                <draw:g>
                  <svg:desc>ピボットテーブル_Sheet1_1.B13:ピボットテーブル_Sheet1_1.K13</svg:desc>
                </draw:g>
              </table:table-cell>
              <table:table-cell office:value-type="float" office:value="54.2">
                <text:p>54.2</text:p>
              </table:table-cell>
              <table:table-cell office:value-type="float" office:value="34.8">
                <text:p>34.8</text:p>
              </table:table-cell>
              <table:table-cell office:value-type="float" office:value="46.6">
                <text:p>46.6</text:p>
              </table:table-cell>
              <table:table-cell office:value-type="float" office:value="48.2">
                <text:p>48.2</text:p>
              </table:table-cell>
              <table:table-cell office:value-type="float" office:value="39.4">
                <text:p>39.4</text:p>
              </table:table-cell>
              <table:table-cell office:value-type="float" office:value="54.4">
                <text:p>54.4</text:p>
              </table:table-cell>
              <table:table-cell office:value-type="float" office:value="62">
                <text:p>62</text:p>
              </table:table-cell>
              <table:table-cell office:value-type="float" office:value="80.6">
                <text:p>80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5</text:p>
                <draw:g>
                  <svg:desc>ピボットテーブル_Sheet1_1.A14:ピボットテーブル_Sheet1_1.A14</svg:desc>
                </draw:g>
              </table:table-cell>
              <table:table-cell office:value-type="float" office:value="36.4">
                <text:p>36.4</text:p>
                <draw:g>
                  <svg:desc>ピボットテーブル_Sheet1_1.B14:ピボットテーブル_Sheet1_1.K14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42.4">
                <text:p>42.4</text:p>
              </table:table-cell>
              <table:table-cell office:value-type="float" office:value="43.4">
                <text:p>43.4</text:p>
              </table:table-cell>
              <table:table-cell office:value-type="float" office:value="42.4">
                <text:p>42.4</text:p>
              </table:table-cell>
              <table:table-cell office:value-type="float" office:value="52.4">
                <text:p>52.4</text:p>
              </table:table-cell>
              <table:table-cell office:value-type="float" office:value="49.6">
                <text:p>49.6</text:p>
              </table:table-cell>
              <table:table-cell office:value-type="float" office:value="68">
                <text:p>68</text:p>
              </table:table-cell>
              <table:table-cell office:value-type="float" office:value="75.6">
                <text:p>75.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